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99625E2D078030D8.png" manifest:media-type="image/png"/>
  <manifest:file-entry manifest:full-path="Pictures/10000201000000C8000000C80A7C1CB27580CC22.png" manifest:media-type="image/png"/>
  <manifest:file-entry manifest:full-path="Pictures/10000201000000C8000000C8FDB34300253C660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_20_with_20_no_20_fill_20_and_20_no_20_line">
      <style:graphic-properties draw:stroke="none" draw:fill="none" draw:fill-color="#ffffff"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="none" draw:fill-color="#ffffff"/>
      <style:paragraph-properties fo:text-align="en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end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536cm" svg:height="3.476cm" draw:transform="skewX (0.0253072741539178) rotate (1.09100531542166) translate (-1.565cm 1.303cm)">
          <draw:image xlink:href="Pictures/10000201000000C8000000C8FDB34300253C6607.png" xlink:type="simple" xlink:show="embed" xlink:actuate="onLoad" loext:mime-type="image/png">
            <text:p/>
          </draw:image>
        </draw:frame>
        <draw:frame draw:style-name="gr2" draw:text-style-name="P2" draw:layer="layout" svg:width="3.282cm" svg:height="3.212cm" draw:transform="skewX (-0.0218166156499291) rotate (-1.18141337067496) translate (2.878cm 1.919cm)">
          <draw:image xlink:href="Pictures/10000201000000C8000000C80A7C1CB27580CC22.png" xlink:type="simple" xlink:show="embed" xlink:actuate="onLoad" loext:mime-type="image/png">
            <text:p/>
          </draw:image>
        </draw:frame>
        <draw:frame draw:style-name="gr2" draw:text-style-name="P2" draw:layer="layout" svg:width="3.538cm" svg:height="3.647cm" svg:x="3.002cm" svg:y="-0.11cm">
          <draw:image xlink:href="Pictures/10000201000000C8000000C899625E2D078030D8.png" xlink:type="simple" xlink:show="embed" xlink:actuate="onLoad" loext:mime-type="image/png">
            <text:p/>
          </draw:image>
        </draw:frame>
        <draw:frame draw:style-name="gr2" draw:text-style-name="P3" draw:layer="layout" svg:width="2.95cm" svg:height="3.03cm" draw:transform="skewX (-0.0141371669411541) rotate (2.88799631327502) translate (9.359cm 1.696cm)">
          <draw:image xlink:href="Pictures/10000201000000C8000000C8FDB34300253C6607.png" xlink:type="simple" xlink:show="embed" xlink:actuate="onLoad" loext:mime-type="image/png">
            <text:p/>
          </draw:image>
        </draw:frame>
        <draw:frame draw:style-name="gr2" draw:text-style-name="P2" draw:layer="layout" svg:width="3.282cm" svg:height="3.212cm" draw:transform="skewX (-0.0218166156499291) rotate (-1.18141337067496) translate (5.089cm -3.546cm)">
          <draw:image xlink:href="Pictures/10000201000000C8000000C80A7C1CB27580CC22.png" xlink:type="simple" xlink:show="embed" xlink:actuate="onLoad" loext:mime-type="image/png">
            <text:p/>
          </draw:image>
        </draw:frame>
        <draw:frame draw:style-name="gr2" draw:text-style-name="P2" draw:layer="layout" svg:width="3.603cm" svg:height="3.581cm" draw:transform="skewX (0.029845130209103) rotate (0.892037780694302) translate (-3.216cm 5.346cm)">
          <draw:image xlink:href="Pictures/10000201000000C8000000C899625E2D078030D8.png" xlink:type="simple" xlink:show="embed" xlink:actuate="onLoad" loext:mime-type="image/png">
            <text:p/>
          </draw:image>
        </draw:frame>
        <draw:frame draw:style-name="gr2" draw:text-style-name="P3" draw:layer="layout" svg:width="3.536cm" svg:height="3.476cm" draw:transform="skewX (0.0253072741539178) rotate (1.09100531542166) translate (10.979cm 0.374cm)">
          <draw:image xlink:href="Pictures/10000201000000C8000000C8FDB34300253C6607.png" xlink:type="simple" xlink:show="embed" xlink:actuate="onLoad" loext:mime-type="image/png">
            <text:p/>
          </draw:image>
        </draw:frame>
        <draw:frame draw:style-name="gr2" draw:text-style-name="P2" draw:layer="layout" svg:width="3.282cm" svg:height="3.212cm" draw:transform="skewX (-0.0218166156499291) rotate (-1.18141337067496) translate (15.48cm 0.653cm)">
          <draw:image xlink:href="Pictures/10000201000000C8000000C80A7C1CB27580CC22.png" xlink:type="simple" xlink:show="embed" xlink:actuate="onLoad" loext:mime-type="image/png">
            <text:p/>
          </draw:image>
        </draw:frame>
        <draw:frame draw:style-name="gr2" draw:text-style-name="P2" draw:layer="layout" svg:width="3.538cm" svg:height="3.647cm" svg:x="15.654cm" svg:y="-1.979cm">
          <draw:image xlink:href="Pictures/10000201000000C8000000C899625E2D078030D8.png" xlink:type="simple" xlink:show="embed" xlink:actuate="onLoad" loext:mime-type="image/png">
            <text:p/>
          </draw:image>
        </draw:frame>
        <draw:frame draw:style-name="gr2" draw:text-style-name="P3" draw:layer="layout" svg:width="2.95cm" svg:height="3.03cm" draw:transform="skewX (-0.0141371669411541) rotate (2.88799631327502) translate (31.59cm 11.311cm)">
          <draw:image xlink:href="Pictures/10000201000000C8000000C8FDB34300253C6607.png" xlink:type="simple" xlink:show="embed" xlink:actuate="onLoad" loext:mime-type="image/png">
            <text:p/>
          </draw:image>
        </draw:frame>
        <draw:frame draw:style-name="gr2" draw:text-style-name="P2" draw:layer="layout" svg:width="3.252cm" svg:height="3.242cm" draw:transform="skewX (0.0305432619099008) rotate (0.841074166536067) translate (1.551cm 21.917cm)">
          <draw:image xlink:href="Pictures/10000201000000C8000000C80A7C1CB27580CC22.png" xlink:type="simple" xlink:show="embed" xlink:actuate="onLoad" loext:mime-type="image/png">
            <text:p/>
          </draw:image>
        </draw:frame>
        <draw:frame draw:style-name="gr3" draw:text-style-name="P2" draw:layer="layout" svg:width="3.603cm" svg:height="3.581cm" draw:transform="skewX (-0.0296705972839036) rotate (-0.891688714843903) translate (11.083cm -0.162cm)">
          <draw:image xlink:href="Pictures/10000201000000C8000000C899625E2D078030D8.png" xlink:type="simple" xlink:show="embed" xlink:actuate="onLoad" loext:mime-type="image/png">
            <text:p/>
          </draw:image>
        </draw:frame>
        <draw:frame draw:style-name="gr2" draw:text-style-name="P3" draw:layer="layout" svg:width="3.536cm" svg:height="3.476cm" draw:transform="skewX (0.0253072741539178) rotate (1.09100531542166) translate (-1.994cm 8.994cm)">
          <draw:image xlink:href="Pictures/10000201000000C8000000C8FDB34300253C6607.png" xlink:type="simple" xlink:show="embed" xlink:actuate="onLoad" loext:mime-type="image/png">
            <text:p/>
          </draw:image>
        </draw:frame>
        <draw:frame draw:style-name="gr2" draw:text-style-name="P2" draw:layer="layout" svg:width="3.282cm" svg:height="3.212cm" draw:transform="skewX (-0.0218166156499291) rotate (-1.18141337067496) translate (23.843cm 9.826cm)">
          <draw:image xlink:href="Pictures/10000201000000C8000000C80A7C1CB27580CC22.png" xlink:type="simple" xlink:show="embed" xlink:actuate="onLoad" loext:mime-type="image/png">
            <text:p/>
          </draw:image>
        </draw:frame>
        <draw:frame draw:style-name="gr3" draw:text-style-name="P2" draw:layer="layout" svg:width="3.538cm" svg:height="3.647cm" svg:x="16.94cm" svg:y="1.989cm">
          <draw:image xlink:href="Pictures/10000201000000C8000000C899625E2D078030D8.png" xlink:type="simple" xlink:show="embed" xlink:actuate="onLoad" loext:mime-type="image/png">
            <text:p/>
          </draw:image>
        </draw:frame>
        <draw:frame draw:style-name="gr2" draw:text-style-name="P3" draw:layer="layout" svg:width="2.95cm" svg:height="3.03cm" draw:transform="skewX (-0.0141371669411541) rotate (2.88799631327502) translate (12.254cm 7.405cm)">
          <draw:image xlink:href="Pictures/10000201000000C8000000C8FDB34300253C6607.png" xlink:type="simple" xlink:show="embed" xlink:actuate="onLoad" loext:mime-type="image/png">
            <text:p/>
          </draw:image>
        </draw:frame>
        <draw:frame draw:style-name="gr2" draw:text-style-name="P2" draw:layer="layout" svg:width="3.274cm" svg:height="3.221cm" draw:transform="skewX (0.0258308729295161) rotate (1.0787880106577) translate (4.503cm 4.764cm)">
          <draw:image xlink:href="Pictures/10000201000000C8000000C80A7C1CB27580CC22.png" xlink:type="simple" xlink:show="embed" xlink:actuate="onLoad" loext:mime-type="image/png">
            <text:p/>
          </draw:image>
        </draw:frame>
        <draw:frame draw:style-name="gr2" draw:text-style-name="P2" draw:layer="layout" svg:width="3.549cm" svg:height="3.636cm" draw:transform="skewX (-0.0178023583703422) rotate (-0.325503905496942) translate (2.538cm 5.41cm)">
          <draw:image xlink:href="Pictures/10000201000000C8000000C899625E2D078030D8.png" xlink:type="simple" xlink:show="embed" xlink:actuate="onLoad" loext:mime-type="image/png">
            <text:p/>
          </draw:image>
        </draw:frame>
        <draw:frame draw:style-name="gr3" draw:text-style-name="P3" draw:layer="layout" svg:width="3.536cm" svg:height="3.477cm" draw:transform="skewX (-0.0249582083035189) rotate (-1.09100531542166) translate (4.115cm 8.886cm)">
          <draw:image xlink:href="Pictures/10000201000000C8000000C8FDB34300253C6607.png" xlink:type="simple" xlink:show="embed" xlink:actuate="onLoad" loext:mime-type="image/png">
            <text:p/>
          </draw:image>
        </draw:frame>
        <draw:frame draw:style-name="gr2" draw:text-style-name="P2" draw:layer="layout" svg:width="3.282cm" svg:height="3.212cm" draw:transform="skewX (-0.0218166156499291) rotate (-1.18141337067496) translate (19.389cm 16.669cm)">
          <draw:image xlink:href="Pictures/10000201000000C8000000C80A7C1CB27580CC22.png" xlink:type="simple" xlink:show="embed" xlink:actuate="onLoad" loext:mime-type="image/png">
            <text:p/>
          </draw:image>
        </draw:frame>
        <draw:frame draw:style-name="gr2" draw:text-style-name="P2" draw:layer="layout" svg:width="3.538cm" svg:height="3.647cm" svg:x="19.514cm" svg:y="14.639cm">
          <draw:image xlink:href="Pictures/10000201000000C8000000C899625E2D078030D8.png" xlink:type="simple" xlink:show="embed" xlink:actuate="onLoad" loext:mime-type="image/png">
            <text:p/>
          </draw:image>
        </draw:frame>
        <draw:frame draw:style-name="gr2" draw:text-style-name="P3" draw:layer="layout" svg:width="2.95cm" svg:height="3.03cm" draw:transform="skewX (-0.0141371669411541) rotate (2.88799631327502) translate (25.871cm 16.445cm)">
          <draw:image xlink:href="Pictures/10000201000000C8000000C8FDB34300253C6607.png" xlink:type="simple" xlink:show="embed" xlink:actuate="onLoad" loext:mime-type="image/png">
            <text:p/>
          </draw:image>
        </draw:frame>
        <draw:frame draw:style-name="gr2" draw:text-style-name="P2" draw:layer="layout" svg:width="3.282cm" svg:height="3.212cm" draw:transform="skewX (-0.0218166156499291) rotate (-1.18141337067496) translate (3.685cm 15.915cm)">
          <draw:image xlink:href="Pictures/10000201000000C8000000C80A7C1CB27580CC22.png" xlink:type="simple" xlink:show="embed" xlink:actuate="onLoad" loext:mime-type="image/png">
            <text:p/>
          </draw:image>
        </draw:frame>
        <draw:frame draw:style-name="gr2" draw:text-style-name="P2" draw:layer="layout" svg:width="3.603cm" svg:height="3.581cm" draw:transform="skewX (0.029845130209103) rotate (0.892037780694302) translate (-3.374cm 15.846cm)">
          <draw:image xlink:href="Pictures/10000201000000C8000000C899625E2D078030D8.png" xlink:type="simple" xlink:show="embed" xlink:actuate="onLoad" loext:mime-type="image/png">
            <text:p/>
          </draw:image>
        </draw:frame>
        <draw:frame draw:style-name="gr2" draw:text-style-name="P3" draw:layer="layout" svg:width="3.536cm" svg:height="3.476cm" draw:transform="skewX (0.0253072741539178) rotate (1.09100531542166) translate (13.874cm 14.896cm)">
          <draw:image xlink:href="Pictures/10000201000000C8000000C8FDB34300253C6607.png" xlink:type="simple" xlink:show="embed" xlink:actuate="onLoad" loext:mime-type="image/png">
            <text:p/>
          </draw:image>
        </draw:frame>
        <draw:frame draw:style-name="gr2" draw:text-style-name="P2" draw:layer="layout" svg:width="3.282cm" svg:height="3.212cm" draw:transform="skewX (-0.0218166156499291) rotate (-1.18141337067496) translate (32.041cm 14.8cm)">
          <draw:image xlink:href="Pictures/10000201000000C8000000C80A7C1CB27580CC22.png" xlink:type="simple" xlink:show="embed" xlink:actuate="onLoad" loext:mime-type="image/png">
            <text:p/>
          </draw:image>
        </draw:frame>
        <draw:frame draw:style-name="gr2" draw:text-style-name="P2" draw:layer="layout" svg:width="3.538cm" svg:height="3.647cm" svg:x="26.912cm" svg:y="-2.763cm">
          <draw:image xlink:href="Pictures/10000201000000C8000000C899625E2D078030D8.png" xlink:type="simple" xlink:show="embed" xlink:actuate="onLoad" loext:mime-type="image/png">
            <text:p/>
          </draw:image>
        </draw:frame>
        <draw:frame draw:style-name="gr2" draw:text-style-name="P2" draw:layer="layout" svg:width="3.603cm" svg:height="3.581cm" draw:transform="skewX (0.029845130209103) rotate (0.892037780694302) translate (24.446cm 17.833cm)">
          <draw:image xlink:href="Pictures/10000201000000C8000000C899625E2D078030D8.png" xlink:type="simple" xlink:show="embed" xlink:actuate="onLoad" loext:mime-type="image/png">
            <text:p/>
          </draw:image>
        </draw:frame>
        <draw:frame draw:style-name="gr2" draw:text-style-name="P3" draw:layer="layout" svg:width="3.536cm" svg:height="3.476cm" draw:transform="skewX (0.0253072741539178) rotate (1.09100531542166) translate (-3.066cm 19.936cm)">
          <draw:image xlink:href="Pictures/10000201000000C8000000C8FDB34300253C6607.png" xlink:type="simple" xlink:show="embed" xlink:actuate="onLoad" loext:mime-type="image/png">
            <text:p/>
          </draw:image>
        </draw:frame>
        <draw:frame draw:style-name="gr2" draw:text-style-name="P2" draw:layer="layout" svg:width="3.282cm" svg:height="3.212cm" draw:transform="skewX (-0.0218166156499291) rotate (-1.18141337067496) translate (0.372cm 9.284cm)">
          <draw:image xlink:href="Pictures/10000201000000C8000000C80A7C1CB27580CC22.png" xlink:type="simple" xlink:show="embed" xlink:actuate="onLoad" loext:mime-type="image/png">
            <text:p/>
          </draw:image>
        </draw:frame>
        <draw:frame draw:style-name="gr3" draw:text-style-name="P2" draw:layer="layout" svg:width="3.538cm" svg:height="3.647cm" svg:x="23.052cm" svg:y="-0.884cm">
          <draw:image xlink:href="Pictures/10000201000000C8000000C899625E2D078030D8.png" xlink:type="simple" xlink:show="embed" xlink:actuate="onLoad" loext:mime-type="image/png">
            <text:p/>
          </draw:image>
        </draw:frame>
        <draw:frame draw:style-name="gr2" draw:text-style-name="P3" draw:layer="layout" svg:width="2.95cm" svg:height="3.03cm" draw:transform="skewX (-0.0141371669411541) rotate (2.88799631327502) translate (28.981cm 22.717cm)">
          <draw:image xlink:href="Pictures/10000201000000C8000000C8FDB34300253C6607.png" xlink:type="simple" xlink:show="embed" xlink:actuate="onLoad" loext:mime-type="image/png">
            <text:p/>
          </draw:image>
        </draw:frame>
        <draw:frame draw:style-name="gr2" draw:text-style-name="P2" draw:layer="layout" svg:width="3.274cm" svg:height="3.221cm" draw:transform="skewX (0.0258308729295161) rotate (1.0787880106577) translate (18.92cm 1.611cm)">
          <draw:image xlink:href="Pictures/10000201000000C8000000C80A7C1CB27580CC22.png" xlink:type="simple" xlink:show="embed" xlink:actuate="onLoad" loext:mime-type="image/png">
            <text:p/>
          </draw:image>
        </draw:frame>
        <draw:frame draw:style-name="gr2" draw:text-style-name="P2" draw:layer="layout" svg:width="3.549cm" svg:height="3.636cm" draw:transform="skewX (-0.0178023583703422) rotate (-0.325503905496942) translate (19.05cm 20.16cm)">
          <draw:image xlink:href="Pictures/10000201000000C8000000C899625E2D078030D8.png" xlink:type="simple" xlink:show="embed" xlink:actuate="onLoad" loext:mime-type="image/png">
            <text:p/>
          </draw:image>
        </draw:frame>
        <draw:frame draw:style-name="gr2" draw:text-style-name="P3" draw:layer="layout" svg:width="3.536cm" svg:height="3.476cm" draw:transform="skewX (0.0253072741539178) rotate (1.09100531542166) translate (6.325cm 21.528cm)">
          <draw:image xlink:href="Pictures/10000201000000C8000000C8FDB34300253C6607.png" xlink:type="simple" xlink:show="embed" xlink:actuate="onLoad" loext:mime-type="image/png">
            <text:p/>
          </draw:image>
        </draw:frame>
        <draw:frame draw:style-name="gr2" draw:text-style-name="P2" draw:layer="layout" svg:width="3.282cm" svg:height="3.212cm" draw:transform="skewX (-0.0218166156499291) rotate (-1.18141337067496) translate (11.991cm 8.165cm)">
          <draw:image xlink:href="Pictures/10000201000000C8000000C80A7C1CB27580CC22.png" xlink:type="simple" xlink:show="embed" xlink:actuate="onLoad" loext:mime-type="image/png">
            <text:p/>
          </draw:image>
        </draw:frame>
        <draw:frame draw:style-name="gr2" draw:text-style-name="P2" draw:layer="layout" svg:width="3.538cm" svg:height="3.647cm" svg:x="1.072cm" svg:y="12.489cm">
          <draw:image xlink:href="Pictures/10000201000000C8000000C899625E2D078030D8.png" xlink:type="simple" xlink:show="embed" xlink:actuate="onLoad" loext:mime-type="image/png">
            <text:p/>
          </draw:image>
        </draw:frame>
        <draw:frame draw:style-name="gr2" draw:text-style-name="P3" draw:layer="layout" svg:width="2.95cm" svg:height="3.03cm" draw:transform="skewX (-0.0141371669411541) rotate (2.88799631327502) translate (17.83cm 7.941cm)">
          <draw:image xlink:href="Pictures/10000201000000C8000000C8FDB34300253C6607.png" xlink:type="simple" xlink:show="embed" xlink:actuate="onLoad" loext:mime-type="image/png">
            <text:p/>
          </draw:image>
        </draw:frame>
        <draw:frame draw:style-name="gr2" draw:text-style-name="P2" draw:layer="layout" svg:width="3.282cm" svg:height="3.212cm" draw:transform="skewX (-0.0218166156499291) rotate (-1.18141337067496) translate (31.572cm 0.442cm)">
          <draw:image xlink:href="Pictures/10000201000000C8000000C80A7C1CB27580CC22.png" xlink:type="simple" xlink:show="embed" xlink:actuate="onLoad" loext:mime-type="image/png">
            <text:p/>
          </draw:image>
        </draw:frame>
        <draw:frame draw:style-name="gr2" draw:text-style-name="P2" draw:layer="layout" svg:width="3.603cm" svg:height="3.581cm" draw:transform="skewX (0.029845130209103) rotate (0.892037780694302) translate (5.253cm 11.591cm)">
          <draw:image xlink:href="Pictures/10000201000000C8000000C899625E2D078030D8.png" xlink:type="simple" xlink:show="embed" xlink:actuate="onLoad" loext:mime-type="image/png">
            <text:p/>
          </draw:image>
        </draw:frame>
        <draw:frame draw:style-name="gr2" draw:text-style-name="P3" draw:layer="layout" svg:width="3.536cm" svg:height="3.476cm" draw:transform="skewX (0.0253072741539178) rotate (1.09100531542166) translate (20.586cm 5.789cm)">
          <draw:image xlink:href="Pictures/10000201000000C8000000C8FDB34300253C6607.png" xlink:type="simple" xlink:show="embed" xlink:actuate="onLoad" loext:mime-type="image/png">
            <text:p/>
          </draw:image>
        </draw:frame>
        <draw:frame draw:style-name="gr2" draw:text-style-name="P2" draw:layer="layout" svg:width="3.282cm" svg:height="3.212cm" draw:transform="skewX (-0.0218166156499291) rotate (-1.18141337067496) translate (14.943cm 4.742cm)">
          <draw:image xlink:href="Pictures/10000201000000C8000000C80A7C1CB27580CC22.png" xlink:type="simple" xlink:show="embed" xlink:actuate="onLoad" loext:mime-type="image/png">
            <text:p/>
          </draw:image>
        </draw:frame>
        <draw:frame draw:style-name="gr2" draw:text-style-name="P2" draw:layer="layout" svg:width="3.538cm" svg:height="3.647cm" svg:x="25.84cm" svg:y="4.31cm">
          <draw:image xlink:href="Pictures/10000201000000C8000000C899625E2D078030D8.png" xlink:type="simple" xlink:show="embed" xlink:actuate="onLoad" loext:mime-type="image/png">
            <text:p/>
          </draw:image>
        </draw:frame>
        <draw:frame draw:style-name="gr2" draw:text-style-name="P2" draw:layer="layout" svg:width="3.603cm" svg:height="3.581cm" draw:transform="skewX (0.029845130209103) rotate (0.892037780694302) translate (16.404cm 9.329cm)">
          <draw:image xlink:href="Pictures/10000201000000C8000000C899625E2D078030D8.png" xlink:type="simple" xlink:show="embed" xlink:actuate="onLoad" loext:mime-type="image/png">
            <text:p/>
          </draw:image>
        </draw:frame>
        <draw:frame draw:style-name="gr2" draw:text-style-name="P3" draw:layer="layout" svg:width="3.536cm" svg:height="3.476cm" draw:transform="skewX (0.0253072741539178) rotate (1.09100531542166) translate (5.832cm 8.154cm)">
          <draw:image xlink:href="Pictures/10000201000000C8000000C8FDB34300253C6607.png" xlink:type="simple" xlink:show="embed" xlink:actuate="onLoad" loext:mime-type="image/png">
            <text:p/>
          </draw:image>
        </draw:frame>
        <draw:frame draw:style-name="gr3" draw:text-style-name="P2" draw:layer="layout" svg:width="3.282cm" svg:height="3.214cm" draw:transform="skewX (0.0221656815003279) rotate (1.18141337067496) translate (8.792cm 18.498cm)">
          <draw:image xlink:href="Pictures/10000201000000C8000000C80A7C1CB27580CC22.png" xlink:type="simple" xlink:show="embed" xlink:actuate="onLoad" loext:mime-type="image/png">
            <text:p/>
          </draw:image>
        </draw:frame>
        <draw:frame draw:style-name="gr3" draw:text-style-name="P2" draw:layer="layout" svg:width="3.538cm" svg:height="3.647cm" svg:x="24.446cm" svg:y="8.124cm">
          <draw:image xlink:href="Pictures/10000201000000C8000000C899625E2D078030D8.png" xlink:type="simple" xlink:show="embed" xlink:actuate="onLoad" loext:mime-type="image/png">
            <text:p/>
          </draw:image>
        </draw:frame>
        <draw:frame draw:style-name="gr2" draw:text-style-name="P3" draw:layer="layout" svg:width="2.95cm" svg:height="3.03cm" draw:transform="skewX (-0.0141371669411541) rotate (2.88799631327502) translate (20.939cm 14.213cm)">
          <draw:image xlink:href="Pictures/10000201000000C8000000C8FDB34300253C6607.png" xlink:type="simple" xlink:show="embed" xlink:actuate="onLoad" loext:mime-type="image/png">
            <text:p/>
          </draw:image>
        </draw:frame>
        <draw:frame draw:style-name="gr2" draw:text-style-name="P2" draw:layer="layout" svg:width="3.274cm" svg:height="3.221cm" draw:transform="skewX (0.0258308729295161) rotate (1.0787880106577) translate (12.973cm 11.01cm)">
          <draw:image xlink:href="Pictures/10000201000000C8000000C80A7C1CB27580CC22.png" xlink:type="simple" xlink:show="embed" xlink:actuate="onLoad" loext:mime-type="image/png">
            <text:p/>
          </draw:image>
        </draw:frame>
        <draw:frame draw:style-name="gr2" draw:text-style-name="P2" draw:layer="layout" svg:width="3.549cm" svg:height="3.636cm" draw:transform="skewX (-0.0178023583703422) rotate (-0.325503905496942) translate (11.009cm 11.656cm)">
          <draw:image xlink:href="Pictures/10000201000000C8000000C899625E2D078030D8.png" xlink:type="simple" xlink:show="embed" xlink:actuate="onLoad" loext:mime-type="image/png">
            <text:p/>
          </draw:image>
        </draw:frame>
        <draw:frame draw:style-name="gr3" draw:text-style-name="P3" draw:layer="layout" svg:width="3.536cm" svg:height="3.477cm" draw:transform="skewX (-0.0249582083035189) rotate (-1.09100531542166) translate (8.297cm 12.546cm)">
          <draw:image xlink:href="Pictures/10000201000000C8000000C8FDB34300253C6607.png" xlink:type="simple" xlink:show="embed" xlink:actuate="onLoad" loext:mime-type="image/png">
            <text:p/>
          </draw:image>
        </draw:frame>
        <draw:frame draw:style-name="gr2" draw:text-style-name="P2" draw:layer="layout" svg:width="3.282cm" svg:height="3.212cm" draw:transform="skewX (-0.0218166156499291) rotate (-1.18141337067496) translate (23.209cm 6.179cm)">
          <draw:image xlink:href="Pictures/10000201000000C8000000C80A7C1CB27580CC22.png" xlink:type="simple" xlink:show="embed" xlink:actuate="onLoad" loext:mime-type="image/png">
            <text:p/>
          </draw:image>
        </draw:frame>
        <draw:frame draw:style-name="gr2" draw:text-style-name="P2" draw:layer="layout" svg:width="3.538cm" svg:height="3.647cm" svg:x="5.254cm" svg:y="16.15cm">
          <draw:image xlink:href="Pictures/10000201000000C8000000C899625E2D078030D8.png" xlink:type="simple" xlink:show="embed" xlink:actuate="onLoad" loext:mime-type="image/png">
            <text:p/>
          </draw:image>
        </draw:frame>
        <draw:frame draw:style-name="gr2" draw:text-style-name="P2" draw:layer="layout" svg:width="3.603cm" svg:height="3.581cm" draw:transform="skewX (0.029845130209103) rotate (0.892037780694302) translate (24.982cm 2.862cm)">
          <draw:image xlink:href="Pictures/10000201000000C8000000C899625E2D078030D8.png" xlink:type="simple" xlink:show="embed" xlink:actuate="onLoad" loext:mime-type="image/png">
            <text:p/>
          </draw:image>
        </draw:frame>
        <draw:frame draw:style-name="gr2" draw:text-style-name="P3" draw:layer="layout" svg:width="2.95cm" svg:height="3.03cm" draw:transform="skewX (-0.0141371669411541) rotate (2.88799631327502) translate (24.514cm 22.105cm)">
          <draw:image xlink:href="Pictures/10000201000000C8000000C8FDB34300253C6607.png" xlink:type="simple" xlink:show="embed" xlink:actuate="onLoad" loext:mime-type="image/png">
            <text:p/>
          </draw:image>
        </draw:frame>
        <draw:frame draw:style-name="gr3" draw:text-style-name="P2" draw:layer="layout" svg:width="3.603cm" svg:height="3.581cm" draw:transform="skewX (-0.0296705972839036) rotate (-0.891688714843903) translate (14.249cm 18.236cm)">
          <draw:image xlink:href="Pictures/10000201000000C8000000C899625E2D078030D8.png" xlink:type="simple" xlink:show="embed" xlink:actuate="onLoad" loext:mime-type="image/png">
            <text:p/>
          </draw:image>
        </draw:frame>
        <draw:frame draw:style-name="gr2" draw:text-style-name="P2" draw:layer="layout" svg:width="3.538cm" svg:height="3.647cm" svg:x="12.973cm" svg:y="15.584cm">
          <draw:image xlink:href="Pictures/10000201000000C8000000C899625E2D078030D8.png" xlink:type="simple" xlink:show="embed" xlink:actuate="onLoad" loext:mime-type="image/png">
            <text:p/>
          </draw:image>
        </draw:frame>
        <draw:frame draw:style-name="gr2" draw:text-style-name="P2" draw:layer="layout" svg:width="3.274cm" svg:height="3.221cm" draw:transform="skewX (0.0258308729295161) rotate (1.0787880106577) translate (26.054cm 13.547cm)">
          <draw:image xlink:href="Pictures/10000201000000C8000000C80A7C1CB27580CC2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5:27:45.015178962</meta:creation-date>
    <dc:date>2021-03-20T20:12:31.185325223</dc:date>
    <meta:editing-duration>PT31M50S</meta:editing-duration>
    <meta:editing-cycles>2</meta:editing-cycles>
    <meta:generator>LibreOffice/6.4.6.2$Linux_X86_64 LibreOffice_project/40$Build-2</meta:generator>
    <meta:document-statistic meta:object-count="58"/>
  </office:meta>
</office:document-meta>
</file>